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1.39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ee82ee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1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nZ&gt;</text:p>
          </table:table-cell>
          <table:table-cell table:style-name="ce72" office:value-type="string" calcext:value-type="string">
            <text:p>&lt;setbackDist&gt;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0" office:value-type="string" calcext:value-type="string">
            <text:p>Diluted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ExtractionFlow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&lt;rateExtraction&gt;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8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3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8"/>
        </table:table-row>
        <table:table-row table:style-name="ro3">
          <table:table-cell table:style-name="ce47" office:value-type="string" calcext:value-type="string">
            <text:p>High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3]*[.AB3]" office:value-type="float" office:value="3.01233887081223" calcext:value-type="float">
            <text:p>3.01</text:p>
          </table:table-cell>
          <table:table-cell table:style-name="ce54" table:formula="of:=ROUNDUP([.L3]/[.O3];0)" office:value-type="float" office:value="166" calcext:value-type="float">
            <text:p>166</text:p>
          </table:table-cell>
          <table:table-cell table:style-name="ce69" table:formula="of:=[.O3]/10" office:value-type="float" office:value="0.301233887081223" calcext:value-type="float">
            <text:p>0.30</text:p>
          </table:table-cell>
          <table:table-cell table:style-name="ce54" table:formula="of:=ROUNDUP([.J3]/[.Q3];0)" office:value-type="float" office:value="133" calcext:value-type="float">
            <text:p>133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56" table:formula="of:=[.U3]*([.T3]-[.S3])*[.M3]/(PI()*([.T3]^2-[.S3]^2))" office:value-type="float" office:value="0.00107390191799135" calcext:value-type="float">
            <text:p>1.07E-03</text:p>
          </table:table-cell>
          <table:table-cell table:style-name="ce56" table:formula="of:=([.V3]/(([.T3]-[.S3])*[.M3]))/86400" office:value-type="float" office:value="0.00000000310735508678054" calcext:value-type="float">
            <text:p>3.11E-09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3]/(PI()*[.AA3]*([.Y3]-[.Z3])))/86400" office:value-type="float" office:value="0.00167352159489568" calcext:value-type="float">
            <text:p>1.67E-03</text:p>
          </table:table-cell>
          <table:table-cell table:style-name="ce54" table:formula="of:=AVERAGE([.Z3];[.Y3])" office:value-type="float" office:value="7.5" calcext:value-type="float">
            <text:p>7.5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E3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>
          <table:table-cell table:style-name="ce47" office:value-type="string" calcext:value-type="string">
            <text:p>High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4]*[.AB4]" office:value-type="float" office:value="3.01233887081223" calcext:value-type="float">
            <text:p>3.01</text:p>
          </table:table-cell>
          <table:table-cell table:style-name="ce54" table:formula="of:=ROUNDUP([.L4]/[.O4];0)" office:value-type="float" office:value="166" calcext:value-type="float">
            <text:p>166</text:p>
          </table:table-cell>
          <table:table-cell table:style-name="ce69" table:formula="of:=[.O4]/10" office:value-type="float" office:value="0.301233887081223" calcext:value-type="float">
            <text:p>0.30</text:p>
          </table:table-cell>
          <table:table-cell table:style-name="ce54" table:formula="of:=ROUNDUP([.J4]/[.Q4];0)" office:value-type="float" office:value="133" calcext:value-type="float">
            <text:p>133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56" table:formula="of:=[.U4]*([.T4]-[.S4])*[.M4]/(PI()*([.T4]^2-[.S4]^2))" office:value-type="float" office:value="0.00107390191799135" calcext:value-type="float">
            <text:p>1.07E-03</text:p>
          </table:table-cell>
          <table:table-cell table:style-name="ce56" table:formula="of:=([.V4]/(([.T4]-[.S4])*[.M4]))/86400" office:value-type="float" office:value="0.00000000310735508678054" calcext:value-type="float">
            <text:p>3.11E-09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4]/(PI()*[.AA4]*([.Y4]-[.Z4])))/86400" office:value-type="float" office:value="0.00167352159489568" calcext:value-type="float">
            <text:p>1.67E-03</text:p>
          </table:table-cell>
          <table:table-cell table:style-name="ce54" table:formula="of:=AVERAGE([.Z4];[.Y4])" office:value-type="float" office:value="7.5" calcext:value-type="float">
            <text:p>7.5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E4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5]*[.AB5]" office:value-type="float" office:value="3.01233887081223" calcext:value-type="float">
            <text:p>3.01</text:p>
          </table:table-cell>
          <table:table-cell table:style-name="ce54" table:formula="of:=ROUNDUP([.L5]/[.O5];0)" office:value-type="float" office:value="166" calcext:value-type="float">
            <text:p>166</text:p>
          </table:table-cell>
          <table:table-cell table:style-name="ce69" table:formula="of:=[.O5]/10" office:value-type="float" office:value="0.301233887081223" calcext:value-type="float">
            <text:p>0.30</text:p>
          </table:table-cell>
          <table:table-cell table:style-name="ce54" table:formula="of:=ROUNDUP([.J5]/[.Q5];0)" office:value-type="float" office:value="133" calcext:value-type="float">
            <text:p>133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56" table:formula="of:=[.U5]*([.T5]-[.S5])*[.M5]/(PI()*([.T5]^2-[.S5]^2))" office:value-type="float" office:value="0.00107390191799135" calcext:value-type="float">
            <text:p>1.07E-03</text:p>
          </table:table-cell>
          <table:table-cell table:style-name="ce56" table:formula="of:=([.V5]/(([.T5]-[.S5])*[.M5]))/86400" office:value-type="float" office:value="0.00000000310735508678054" calcext:value-type="float">
            <text:p>3.11E-09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5]/(PI()*[.AA5]*([.Y5]-[.Z5])))/86400" office:value-type="float" office:value="0.00167352159489568" calcext:value-type="float">
            <text:p>1.67E-03</text:p>
          </table:table-cell>
          <table:table-cell table:style-name="ce54" table:formula="of:=AVERAGE([.Z5];[.Y5])" office:value-type="float" office:value="7.5" calcext:value-type="float">
            <text:p>7.5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E5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>
          <table:table-cell table:style-name="ce48" office:value-type="string" calcext:value-type="string">
            <text:p>High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6]+[.F6]" office:value-type="float" office:value="20" calcext:value-type="float">
            <text:p>20</text:p>
          </table:table-cell>
          <table:table-cell table:style-name="ce55" table:formula="of:=[.F6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table:formula="of:=86400/2" office:value-type="float" office:value="43200" calcext:value-type="float">
            <text:p>43200</text:p>
          </table:table-cell>
          <table:table-cell table:style-name="ce70" table:formula="of:=[.N6]*[.AB6]" office:value-type="float" office:value="1.54203455973481" calcext:value-type="float">
            <text:p>1.54</text:p>
          </table:table-cell>
          <table:table-cell table:style-name="ce71" table:formula="of:=ROUNDUP([.L6]/[.O6];0)" office:value-type="float" office:value="130" calcext:value-type="float">
            <text:p>130</text:p>
          </table:table-cell>
          <table:table-cell table:style-name="ce70" table:formula="of:=[.O6]/10" office:value-type="float" office:value="0.154203455973481" calcext:value-type="float">
            <text:p>0.15</text:p>
          </table:table-cell>
          <table:table-cell table:style-name="ce71" table:formula="of:=ROUNDUP([.J6]/[.Q6];0)" office:value-type="float" office:value="130" calcext:value-type="float">
            <text:p>1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U6]*([.T6]-[.S6])*[.M6]/(PI()*([.T6]^2-[.S6]^2))" office:value-type="float" office:value="0.000527928591719458" calcext:value-type="float">
            <text:p>5.28E-04</text:p>
          </table:table-cell>
          <table:table-cell table:style-name="ce57" table:formula="of:=([.V6]/(([.T6]-[.S6])*[.M6]))/86400" office:value-type="float" office:value="0.00000000305514231319131" calcext:value-type="float">
            <text:p>3.06E-09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6]/(PI()*[.AA6]*([.Y6]-[.Z6])))/86400" office:value-type="float" office:value="0.0000356952444383057" calcext:value-type="float">
            <text:p>3.57E-05</text:p>
          </table:table-cell>
          <table:table-cell table:style-name="ce55" table:formula="of:=AVERAGE([.Z6];[.Y6])" office:value-type="float" office:value="7.5" calcext:value-type="float">
            <text:p>7.5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E6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>
          <table:table-cell table:style-name="ce48" office:value-type="string" calcext:value-type="string">
            <text:p>High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7]+[.F7]" office:value-type="float" office:value="20" calcext:value-type="float">
            <text:p>20</text:p>
          </table:table-cell>
          <table:table-cell table:style-name="ce55" table:formula="of:=[.F7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7]*[.AB7]" office:value-type="float" office:value="1.54203455973481" calcext:value-type="float">
            <text:p>1.54</text:p>
          </table:table-cell>
          <table:table-cell table:style-name="ce71" table:formula="of:=ROUNDUP([.L7]/[.O7];0)" office:value-type="float" office:value="130" calcext:value-type="float">
            <text:p>130</text:p>
          </table:table-cell>
          <table:table-cell table:style-name="ce70" table:formula="of:=[.O7]/10" office:value-type="float" office:value="0.154203455973481" calcext:value-type="float">
            <text:p>0.15</text:p>
          </table:table-cell>
          <table:table-cell table:style-name="ce71" table:formula="of:=ROUNDUP([.J7]/[.Q7];0)" office:value-type="float" office:value="130" calcext:value-type="float">
            <text:p>1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U7]*([.T7]-[.S7])*[.M7]/(PI()*([.T7]^2-[.S7]^2))" office:value-type="float" office:value="0.000527928591719458" calcext:value-type="float">
            <text:p>5.28E-04</text:p>
          </table:table-cell>
          <table:table-cell table:style-name="ce57" table:formula="of:=([.V7]/(([.T7]-[.S7])*[.M7]))/86400" office:value-type="float" office:value="0.00000000305514231319131" calcext:value-type="float">
            <text:p>3.06E-09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7]/(PI()*[.AA7]*([.Y7]-[.Z7])))/86400" office:value-type="float" office:value="0.0000356952444383057" calcext:value-type="float">
            <text:p>3.57E-05</text:p>
          </table:table-cell>
          <table:table-cell table:style-name="ce55" table:formula="of:=AVERAGE([.Z7];[.Y7])" office:value-type="float" office:value="7.5" calcext:value-type="float">
            <text:p>7.5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E7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8]*[.AB8]" office:value-type="float" office:value="1.54203455973481" calcext:value-type="float">
            <text:p>1.54</text:p>
          </table:table-cell>
          <table:table-cell table:style-name="ce71" table:formula="of:=ROUNDUP([.L8]/[.O8];0)" office:value-type="float" office:value="130" calcext:value-type="float">
            <text:p>130</text:p>
          </table:table-cell>
          <table:table-cell table:style-name="ce70" table:formula="of:=[.O8]/10" office:value-type="float" office:value="0.154203455973481" calcext:value-type="float">
            <text:p>0.15</text:p>
          </table:table-cell>
          <table:table-cell table:style-name="ce71" table:formula="of:=ROUNDUP([.J8]/[.Q8];0)" office:value-type="float" office:value="130" calcext:value-type="float">
            <text:p>1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U8]*([.T8]-[.S8])*[.M8]/(PI()*([.T8]^2-[.S8]^2))" office:value-type="float" office:value="0.000527928591719458" calcext:value-type="float">
            <text:p>5.28E-04</text:p>
          </table:table-cell>
          <table:table-cell table:style-name="ce57" table:formula="of:=([.V8]/(([.T8]-[.S8])*[.M8]))/86400" office:value-type="float" office:value="0.00000000305514231319131" calcext:value-type="float">
            <text:p>3.06E-09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8]/(PI()*[.AA8]*([.Y8]-[.Z8])))/86400" office:value-type="float" office:value="0.0000356952444383057" calcext:value-type="float">
            <text:p>3.57E-05</text:p>
          </table:table-cell>
          <table:table-cell table:style-name="ce55" table:formula="of:=AVERAGE([.Z8];[.Y8])" office:value-type="float" office:value="7.5" calcext:value-type="float">
            <text:p>7.5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E8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8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6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ExtractionFlow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igh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igh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igh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office:forms form:automatic-focus="false" form:apply-design-mode="false"/>
        <table:table-column table:style-name="co13" table:number-columns-repeated="36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ExtractionFlow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05:23.112035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16:07:18.300356557</dc:date>
    <dc:creator>Edwin Saavedra C</dc:creator>
    <meta:editing-duration>PT1H1M29S</meta:editing-duration>
    <meta:editing-cycles>21</meta:editing-cycles>
    <meta:generator>LibreOffice/6.0.7.3$Linux_X86_64 LibreOffice_project/00m0$Build-3</meta:generator>
    <meta:document-statistic meta:table-count="3" meta:cell-count="785" meta:object-count="0"/>
  </office:meta>
</office:document-meta>
</file>